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cm"/>
    </style:style>
    <style:style style:name="gr2" style:family="graphic" style:parent-style-name="standard">
      <style:graphic-properties draw:stroke="none" svg:stroke-color="#000000" draw:fill="none" draw:fill-color="#ffffff" fo:min-height="0.69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2cm" svg:height="0.645cm" svg:x="0.6cm" svg:y="-0.14cm">
          <draw:text-box>
            <text:p><text:span text:style-name="T1">Bankverbindung Ksk Rottweil BLZ 642 500 40 Konto 720 696 IBAN DE38 6425 0040 0000 7206 96</text:span></text:p>
          </draw:text-box>
        </draw:frame>
        <draw:frame draw:style-name="gr2" draw:text-style-name="P3" draw:layer="layout" svg:width="14.8cm" svg:height="0.947cm" svg:x="1.1cm" svg:y="0.3cm">
          <draw:text-box>
            <text:p text:style-name="P2"><text:span text:style-name="T2">Die Buchlese hat Ladengeschäfte in <text:s/>Dornhan, Kirchplatz 10, Sulz a. N., Marktplatz 10 und Schramberg, Hauptstr. 12</text:span></text:p>
            <text:p text:style-name="P2"><text:span text:style-name="T2">Inhaber Markus Blaurock <text:s/>UStID DE295523978 <text:s/>Email <text:s text:c="2"/></text:span><text:span text:style-name="T2"><text:a xlink:href="mailto:blaurock@buchlese.net" xlink:type="simple">blaurock@buchlese.net</text:a></text:span><text:span text:style-name="T2"> <text:s text:c="3"/>Fax 03222 931793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7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Blaurock</meta:initial-creator>
    <meta:creation-date>2015-10-10T09:07:18.03</meta:creation-date>
    <dc:date>2015-10-10T22:17:06.21</dc:date>
    <dc:creator>Markus Blaurock</dc:creator>
    <meta:editing-duration>PT2H1M35S</meta:editing-duration>
    <meta:editing-cycles>7</meta:editing-cycles>
    <meta:generator>LibreOffice/5.1.4.2$Linux_X86_64 LibreOffice_project/10m0$Build-2</meta:generator>
    <meta:document-statistic meta:object-count="2"/>
  </office:meta>
</office:document-meta>
</file>